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MultiIndexReader.getIndex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MultiIndexReader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MultiIndexReader.getPare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MultiIndexReader.do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ffsetReader.OffsetReader( ReadOnlyIndexReader reader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MultiIndexReader.CachingMultiIndexReader( ReadOnlyIndexReader [ ] subReaders , DocNumberCache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ingMultiIndexReader.termDocs( Term ter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achingMultiIndexReader.createDocId( UUID uu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chingMultiIndexReader.readerIndex( int 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hingMultiIndexReader.acqu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MultiIndexReader.getDocumentNumber( ForeignSegmentDocId doc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MultiIndexReader.getParentDocId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